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1-08_07-40-17_000.jpg</text:p>
          </table:table-cell>
          <table:table-cell table:style-name="ce26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1-08_02-18-45_000.jpg</text:p>
          </table:table-cell>
          <table:table-cell table:style-name="ce26" office:value-type="string">
            <text:p>:m :PHOTO 寝た時刻 / 2022 / オナニー、未了、duration=10m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10m時間ぐらい,other=~">
            <text:p>:m :PHOTO 寝た時刻 / 2022 / オナニー、未了、duration=1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3-01-07_13-58-5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1-07_21-49-5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7" office:value-type="string">
            <text:p>2023-01-08_01-15-16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3-01-08_01-15-28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1-08_01-15-43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2023-01-08_07-48-4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1-07_16-30-33_000.jpg</text:p>
          </table:table-cell>
          <table:table-cell table:style-name="ce26" office:value-type="string">
            <text:p>:m RES #*# / free# JVEMV6 83#_79:1 / 83. chemistry / topics=物理化学：溶液,w=硝酸,s=~,i=~,other=memo+:ベンゼン：溶解度：水,next=,doc=r-1-1~1.3:『読み物　物理化学』:p.27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RES #*# / free# JVEMV6 83#_79:1 / 83. chemistry / topics=物理化学：溶液,w=硝酸,s=~,i=~,other=memo+:ベンゼン：溶解度：水,next=,doc=r-1-1~1.3:『読み物　物理化学』:p.27">
            <text:p>:m RES #*# / free# JVEMV6 83#_79:1 / 83. chemistry / topics=物理化学：溶液,w=硝酸,s=~,i=~,other=memo+:ベンゼン：溶解度：水,next=,doc=r-1-1~1.3:『読み物　物理化学』:p.27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1-07_17-50-21_000.jpg</text:p>
          </table:table-cell>
          <table:table-cell table:style-name="ce26" office:value-type="string">
            <text:p>:m RES #*# / free# JVEMV6 83#_79:1 / 83. chemistry / topics=物理化学：溶液,w=溶解度積；平衡定数,s=~,i=~,other=memo+:ベンゼン：溶解度：水,next=,doc=r-1-1~1.3:『読み物　物理化学』:p.28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RES #*# / free# JVEMV6 83#_79:1 / 83. chemistry / topics=物理化学：溶液,w=溶解度積；平衡定数,s=~,i=~,other=memo+:ベンゼン：溶解度：水,next=,doc=r-1-1~1.3:『読み物　物理化学』:p.28">
            <text:p>:m RES #*# / free# JVEMV6 83#_79:1 / 83. chemistry / topics=物理化学：溶液,w=溶解度積；平衡定数,s=~,i=~,other=memo+:ベンゼン：溶解度：水,next=,doc=r-1-1~1.3:『読み物　物理化学』:p.28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1-07_21-05-18_000.jpg</text:p>
          </table:table-cell>
          <table:table-cell table:style-name="ce26" office:value-type="string">
            <text:p>:m #*# / memo:other(m:other) / topic=習字, about=,other=,id=~,content=衝;衡;動;機;続;奥;住;保;葉;酸;位;護;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#*# / memo:other(m:other) / topic=習字, about=,other=,id=~,content=衝;衡;動;機;続;奥;住;保;葉;酸;位;護;">
            <text:p>:m #*# / memo:other(m:other) / topic=習字, about=,other=,id=~,content=衝;衡;動;機;続;奥;住;保;葉;酸;位;護;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1-08_00-54-34_000.jpg</text:p>
          </table:table-cell>
          <table:table-cell table:style-name="ce26" office:value-type="string">
            <text:p>:PHOTO 記録 / subject=常設のお供え物 / location=自室 / content=お神酒：お供え物：注ぎ直したところ,fo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 / subject=常設のお供え物 / location=自室 / content=お神酒：お供え物：注ぎ直したところ,for=~,other=~">
            <text:p>:PHOTO 記録 / subject=常設のお供え物 / location=自室 / content=お神酒：お供え物：注ぎ直したところ,fo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1-08_11-36-09_000.jpg</text:p>
          </table:table-cell>
          <table:table-cell table:style-name="ce26" office:value-type="string">
            <text:p>:m #*# RES / JVEMV6 64#228_minzoku_sisoo / 『現代日本思想大系　第３０巻　民俗の思想』 著者=南方熊楠；柳宗悦（この章の著者）,校注=~ / p.101;245 / w=曲尺[かねじゃく；小浜市；永平寺町[ちょう,topic=~,publisher=~,other=作地図：福井県：南西部；東部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#*# RES / JVEMV6 64#228_minzoku_sisoo / 『現代日本思想大系　第３０巻　民俗の思想』 著者=南方熊楠；柳宗悦（この章の著者）,校注=~ / p.101;245 / w=曲尺[かねじゃく；小浜市；永平寺町[ちょう,topic=~,publisher=~,other=作地図：福井県：南西部；東部">
            <text:p>:m #*# RES / JVEMV6 64#228_minzoku_sisoo / 『現代日本思想大系　第３０巻　民俗の思想』 著者=南方熊楠；柳宗悦（この章の著者）,校注=~ / p.101;245 / w=曲尺[かねじゃく；小浜市；永平寺町[ちょう,topic=~,publisher=~,other=作地図：福井県：南西部；東部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8">2023/01/08</text:date>, <text:time>12:13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08T12:13:48.94</dc:date>
    <dc:creator>iwabuchi ken</dc:creator>
    <meta:editing-duration>P52DT20H57M3S</meta:editing-duration>
    <meta:editing-cycles>16963</meta:editing-cycles>
    <meta:document-statistic meta:table-count="2" meta:cell-count="921" meta:object-count="0"/>
    <meta:user-defined meta:name="qrichtext">1</meta:user-defined>
  </office:meta>
</office:document-meta>
</file>